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6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kumparan.com/@kumparanoto/4-jurus-menjaga-cat-mobil-supaya-tak-cepat-kusam-1rjGBbvIhZT</text:p>
          </table:table-cell>
        </table:table-row>
        <table:table-row table:style-name="ro1">
          <table:table-cell office:value-type="string" calcext:value-type="string">
            <text:p>https://kumparan.com/@kumparanoto/adu-spesifikasi-dan-fitur-bmw-x7-vs-audi-q8-1rjelaOhcBf</text:p>
          </table:table-cell>
        </table:table-row>
        <table:table-row table:style-name="ro1">
          <table:table-cell office:value-type="string" calcext:value-type="string">
            <text:p>https://kumparan.com/@kumparanoto/bertarif-rp-350-ribu-simak-manfaat-tes-dyno-1rjWrywGXjR</text:p>
          </table:table-cell>
        </table:table-row>
        <table:table-row table:style-name="ro1">
          <table:table-cell office:value-type="string" calcext:value-type="string">
            <text:p>https://kumparan.com/@kumparanoto/catat-jenis-pelanggaran-yang-ditindak-selama-operasi-patuh-jaya-2019-1rjU0UaGq9C</text:p>
          </table:table-cell>
        </table:table-row>
        <table:table-row table:style-name="ro1">
          <table:table-cell office:value-type="string" calcext:value-type="string">
            <text:p>https://kumparan.com/@kumparanoto/daya-tarik-yamaha-rx-king-yang-tak-lekang-oleh-waktu-1rja2MjeJ7U</text:p>
          </table:table-cell>
        </table:table-row>
        <table:table-row table:style-name="ro1">
          <table:table-cell office:value-type="string" calcext:value-type="string">
            <text:p>https://kumparan.com/@kumparanoto/deteksi-penyebab-mesin-mobil-brebet-1rj5DvxVtEk</text:p>
          </table:table-cell>
        </table:table-row>
        <table:table-row table:style-name="ro1">
          <table:table-cell office:value-type="string" calcext:value-type="string">
            <text:p>https://kumparan.com/@kumparanoto/gaikindo-ajak-esemka-jadi-anggota-dan-duduk-di-kepengurusan-1rj7zm6pHxb</text:p>
          </table:table-cell>
        </table:table-row>
        <table:table-row table:style-name="ro1">
          <table:table-cell office:value-type="string" calcext:value-type="string">
            <text:p>https://kumparan.com/@kumparanoto/investasi-hyundai-di-indonesia-tanpa-mitra-lokal-1rjC3ObtjsF</text:p>
          </table:table-cell>
        </table:table-row>
        <table:table-row table:style-name="ro1">
          <table:table-cell office:value-type="string" calcext:value-type="string">
            <text:p>https://kumparan.com/@kumparanoto/isuzu-mu-x-dan-d-max-jadi-mobilnya-tni-polri-1rjAl5L34Q3</text:p>
          </table:table-cell>
        </table:table-row>
        <table:table-row table:style-name="ro1">
          <table:table-cell office:value-type="string" calcext:value-type="string">
            <text:p>https://kumparan.com/@kumparanoto/pilih-honda-brio-baru-atau-jazz-bekas-1rjU0OuvWWK</text:p>
          </table:table-cell>
        </table:table-row>
        <table:table-row table:style-name="ro1">
          <table:table-cell office:value-type="string" calcext:value-type="string">
            <text:p>https://kumparan.com/@kumparanoto/4-jurus-menjaga-cat-mobil-supaya-tak-cepat-kusam-1rjGBbvIhZT</text:p>
          </table:table-cell>
        </table:table-row>
        <table:table-row table:style-name="ro1">
          <table:table-cell office:value-type="string" calcext:value-type="string">
            <text:p>https://kumparan.com/@kumparanoto/seberapa-canggih-mobil-dinas-baru-jokowi-maruf-amin-1rirHcgPvdf</text:p>
          </table:table-cell>
        </table:table-row>
        <table:table-row table:style-name="ro1">
          <table:table-cell office:value-type="string" calcext:value-type="string">
            <text:p>https://kumparan.com/@kumparanoto/cbu-jepang-mobil-dinas-baru-menteri-jokowi-tiba-september-2019-1ripQpFaAjr</text:p>
          </table:table-cell>
        </table:table-row>
        <table:table-row table:style-name="ro1">
          <table:table-cell office:value-type="string" calcext:value-type="string">
            <text:p>https://kumparan.com/@kumparanoto/kemenhub-mobil-listrik-bebas-tarif-parkir-1rirT7kV4OO</text:p>
          </table:table-cell>
        </table:table-row>
        <table:table-row table:style-name="ro1">
          <table:table-cell office:value-type="string" calcext:value-type="string">
            <text:p>https://kumparan.com/@kumparanoto/mengintip-fitur-mercedes-benz-s-600-guard-mobil-dinas-baru-jokowi-1riniJ3nFV7</text:p>
          </table:table-cell>
        </table:table-row>
        <table:table-row table:style-name="ro1">
          <table:table-cell office:value-type="string" calcext:value-type="string">
            <text:p>https://kumparan.com/@kumparanoto/mercedes-benz-s-600-guard-mobil-dinas-baru-jokowi-maruf-amin-1rinQiPgAgd</text:p>
          </table:table-cell>
        </table:table-row>
        <table:table-row table:style-name="ro1">
          <table:table-cell office:value-type="string" calcext:value-type="string">
            <text:p>https://kumparan.com/@kumparanoto/bedah-spesifikasi-dan-fitur-mobil-baru-menteri-jokowi-1rimKLNclyf</text:p>
          </table:table-cell>
        </table:table-row>
        <table:table-row table:style-name="ro1">
          <table:table-cell office:value-type="string" calcext:value-type="string">
            <text:p>https://kumparan.com/@kumparanoto/2-kandidat-kuat-calon-mobil-dinas-baru-menteri-jokowi-1rifgs7mDIZ</text:p>
          </table:table-cell>
        </table:table-row>
        <table:table-row table:style-name="ro1">
          <table:table-cell office:value-type="string" calcext:value-type="string">
            <text:p>https://kumparan.com/@kumparanoto/pilihan-mpv-bekas-di-bawah-rp-70-juta-1rihsOwLWUj</text:p>
          </table:table-cell>
        </table:table-row>
        <table:table-row table:style-name="ro1">
          <table:table-cell office:value-type="string" calcext:value-type="string">
            <text:p>https://kumparan.com/@kumparanoto/mengapa-posisi-ban-harus-lurus-saat-mesin-mobil-mati-1rifVDtZmJ1</text:p>
          </table:table-cell>
        </table:table-row>
        <table:table-row table:style-name="ro1">
          <table:table-cell office:value-type="string" calcext:value-type="string">
            <text:p>https://kumparan.com/@kumparanoto/mobil-dinas-menteri-malaysia-pakai-proton-dan-filipina-avanza-1rigZlezQg9</text:p>
          </table:table-cell>
        </table:table-row>
        <table:table-row table:style-name="ro1">
          <table:table-cell office:value-type="string" calcext:value-type="string">
            <text:p>https://kumparan.com/@kumparanoto/deretan-mobil-pejabat-dari-era-soekarno-sampai-joko-widodo-1riUQEyJqoQ</text:p>
          </table:table-cell>
        </table:table-row>
        <table:table-row table:style-name="ro1">
          <table:table-cell office:value-type="string" calcext:value-type="string">
            <text:p>https://kumparan.com/@kumparanoto/mpv-listrik-baru-mercedes-benz-bisa-melaju-405-kilometer-1riSy0nl0Sl</text:p>
          </table:table-cell>
        </table:table-row>
        <table:table-row table:style-name="ro1">
          <table:table-cell office:value-type="string" calcext:value-type="string">
            <text:p>https://kumparan.com/@kumparanoto/catat-3-faktor-yang-membuat-klaim-asuransi-kendaraan-bermotor-ditolak-1riQ7YSyupG</text:p>
          </table:table-cell>
        </table:table-row>
        <table:table-row table:style-name="ro1">
          <table:table-cell office:value-type="string" calcext:value-type="string">
            <text:p>https://kumparan.com/@kumparanoto/dampak-dan-cara-mendeteksi-knalpot-mobil-bocor-1riMj8OfvMA</text:p>
          </table:table-cell>
        </table:table-row>
        <table:table-row table:style-name="ro1">
          <table:table-cell office:value-type="string" calcext:value-type="string">
            <text:p>https://kumparan.com/@kumparanoto/eclipse-cross-tampilan-stylish-fitur-canggih-1riKO4cMnBC</text:p>
          </table:table-cell>
        </table:table-row>
        <table:table-row table:style-name="ro1">
          <table:table-cell office:value-type="string" calcext:value-type="string">
            <text:p>https://kumparan.com/@kumparanoto/suzuki-xl6-mpv-captain-seat-berbasis-ertiga-dijual-rp-195-juta-1riMXNxFOvB</text:p>
          </table:table-cell>
        </table:table-row>
        <table:table-row table:style-name="ro1">
          <table:table-cell office:value-type="string" calcext:value-type="string">
            <text:p>https://kumparan.com/@kumparanoto/aksesori-penunjang-fungsionalitas-motor-ketika-touring-1riHvqorsov</text:p>
          </table:table-cell>
        </table:table-row>
        <table:table-row table:style-name="ro1">
          <table:table-cell office:value-type="string" calcext:value-type="string">
            <text:p>https://kumparan.com/@kumparanoto/mengapa-iuran-asuransi-mobil-di-jakarta-lebih-mahal-1riKPCfKuyv</text:p>
          </table:table-cell>
        </table:table-row>
        <table:table-row table:style-name="ro1">
          <table:table-cell office:value-type="string" calcext:value-type="string">
            <text:p>https://kumparan.com/@kumparanoto/pilih-mitsubishi-xpander-baru-atau-pajero-sport-bekas-1riGXRgqiyw</text:p>
          </table:table-cell>
        </table:table-row>
        <table:table-row table:style-name="ro1">
          <table:table-cell office:value-type="string" calcext:value-type="string">
            <text:p>https://kumparan.com/@kumparanoto/rp-152-m-untuk-mobil-baru-menteri-dan-pejabat-jokowi-1riJ6WquKGz</text:p>
          </table:table-cell>
        </table:table-row>
        <table:table-row table:style-name="ro1">
          <table:table-cell office:value-type="string" calcext:value-type="string">
            <text:p>https://kumparan.com/@kumparanoto/benarkah-pakai-knalpot-aftermarket-bikin-performa-meningkat-1ri1bpTrDS3</text:p>
          </table:table-cell>
        </table:table-row>
        <table:table-row table:style-name="ro1">
          <table:table-cell office:value-type="string" calcext:value-type="string">
            <text:p>https://kumparan.com/@kumparanoto/mobil-sering-macet-macetan-ganti-oli-matik-sebelum-80-000-km-1ri44cvMAF6</text:p>
          </table:table-cell>
        </table:table-row>
        <table:table-row table:style-name="ro1">
          <table:table-cell office:value-type="string" calcext:value-type="string">
            <text:p>https://kumparan.com/@kumparanoto/adu-spesifikasi-dan-fitur-kawasaki-klx-250-vs-honda-crf250-rally-1ri1PAcxqDg</text:p>
          </table:table-cell>
        </table:table-row>
        <table:table-row table:style-name="ro1">
          <table:table-cell office:value-type="string" calcext:value-type="string">
            <text:p>https://kumparan.com/@kumparanoto/mobil-yang-rusak-karena-touring-dan-balapan-tak-ditanggung-asuransi-1rhxpMyJ0t0</text:p>
          </table:table-cell>
        </table:table-row>
        <table:table-row table:style-name="ro1">
          <table:table-cell office:value-type="string" calcext:value-type="string">
            <text:p>https://kumparan.com/@kumparanoto/nissan-juke-terbaru-pakai-mesin-1-0l-turbo-1rhy8w5c4IW</text:p>
          </table:table-cell>
        </table:table-row>
        <table:table-row table:style-name="ro1">
          <table:table-cell office:value-type="string" calcext:value-type="string">
            <text:p>https://kumparan.com/@kumparanoto/asuransi-astra-belum-berani-menanggung-mobil-tua-dan-sport-1rht4b7uGpW</text:p>
          </table:table-cell>
        </table:table-row>
        <table:table-row table:style-name="ro1">
          <table:table-cell office:value-type="string" calcext:value-type="string">
            <text:p>https://kumparan.com/@kumparanoto/asuransi-astra-kuasai-48-persen-pasar-roda-empat-medan-1rhwTdXO4fS</text:p>
          </table:table-cell>
        </table:table-row>
        <table:table-row table:style-name="ro1">
          <table:table-cell office:value-type="string" calcext:value-type="string">
            <text:p>https://kumparan.com/@kumparanoto/meluncur-di-thailand-harga-suzuki-katana-rp-261-juta-1rhu7O2ykns</text:p>
          </table:table-cell>
        </table:table-row>
        <table:table-row table:style-name="ro1">
          <table:table-cell office:value-type="string" calcext:value-type="string">
            <text:p>https://kumparan.com/@kumparanoto/nyetir-mobil-manual-begini-teknik-pengereman-yang-benar-1rhsZQtqsad</text:p>
          </table:table-cell>
        </table:table-row>
        <table:table-row table:style-name="ro1">
          <table:table-cell office:value-type="string" calcext:value-type="string">
            <text:p>https://kumparan.com/@kumparanoto/toyota-hiace-varian-termewah-meluncur-lebih-murah-dari-alphard-1rhfrFqRtsZ</text:p>
          </table:table-cell>
        </table:table-row>
        <table:table-row table:style-name="ro1">
          <table:table-cell office:value-type="string" calcext:value-type="string">
            <text:p>https://kumparan.com/@kumparanoto/pilihan-mpv-7-penumpang-bekas-di-bawah-rp-100-jutaan-1rhei5NlC4o</text:p>
          </table:table-cell>
        </table:table-row>
        <table:table-row table:style-name="ro1">
          <table:table-cell office:value-type="string" calcext:value-type="string">
            <text:p>https://kumparan.com/@kumparanoto/dibanderol-rp-126-miliar-bugatti-centodieci-sudah-laku-10-unit-1rhYI2B0taG</text:p>
          </table:table-cell>
        </table:table-row>
        <table:table-row table:style-name="ro1">
          <table:table-cell office:value-type="string" calcext:value-type="string">
            <text:p>https://kumparan.com/@kumparanoto/ingat-lagi-panduan-memilih-oli-yang-tepat-untuk-mobil-anda-1rhb6WbIPjP</text:p>
          </table:table-cell>
        </table:table-row>
        <table:table-row table:style-name="ro1">
          <table:table-cell office:value-type="string" calcext:value-type="string">
            <text:p>https://kumparan.com/@kumparanoto/jangan-asal-modifikasi-roller-cvt-motor-matik-1rhdp8AJYkI</text:p>
          </table:table-cell>
        </table:table-row>
        <table:table-row table:style-name="ro1">
          <table:table-cell office:value-type="string" calcext:value-type="string">
            <text:p>https://kumparan.com/@kumparanoto/momok-klaim-prematur-pada-asuransi-mobil-di-medan-1rhUZdZ3OY6</text:p>
          </table:table-cell>
        </table:table-row>
        <table:table-row table:style-name="ro1">
          <table:table-cell office:value-type="string" calcext:value-type="string">
            <text:p>https://kumparan.com/@kumparanoto/asuransi-astra-dan-hso-ahm-rancang-skema-premi-motor-listrik-1rhTw3i30VS</text:p>
          </table:table-cell>
        </table:table-row>
        <table:table-row table:style-name="ro1">
          <table:table-cell office:value-type="string" calcext:value-type="string">
            <text:p>https://kumparan.com/@kumparanoto/deteksi-rembesan-suspensi-mitsubishi-xpander-sinyal-perlu-diganti-1rhTpNZvzFP</text:p>
          </table:table-cell>
        </table:table-row>
        <table:table-row table:style-name="ro1">
          <table:table-cell office:value-type="string" calcext:value-type="string">
            <text:p>https://kumparan.com/@kumparanoto/dongkrak-tampilan-mobil-pakai-carbon-kevlar-1rhVoUZBIyp</text:p>
          </table:table-cell>
        </table:table-row>
        <table:table-row table:style-name="ro1">
          <table:table-cell office:value-type="string" calcext:value-type="string">
            <text:p>https://kumparan.com/@kumparanoto/mematikan-ac-dahulu-sebelum-mesin-mobil-mitos-atau-fakta-1rhLqp3QN34</text:p>
          </table:table-cell>
        </table:table-row>
        <table:table-row table:style-name="ro1">
          <table:table-cell office:value-type="string" calcext:value-type="string">
            <text:p>https://kumparan.com/@kumparanoto/modifikasi-digital-yamaha-xsr155-1rhGUAQUmhA</text:p>
          </table:table-cell>
        </table:table-row>
        <table:table-row table:style-name="ro1">
          <table:table-cell office:value-type="string" calcext:value-type="string">
            <text:p>https://kumparan.com/@kumparanoto/seberapa-besar-penurunan-harga-jual-mobil-bekas-tabrakan-1rhHFv6PNyS</text:p>
          </table:table-cell>
        </table:table-row>
        <table:table-row table:style-name="ro1">
          <table:table-cell office:value-type="string" calcext:value-type="string">
            <text:p>https://kumparan.com/@kumparanoto/kapan-yamaha-nmax-facelift-meluncur-1rhE8nQB2Iy</text:p>
          </table:table-cell>
        </table:table-row>
        <table:table-row table:style-name="ro1">
          <table:table-cell office:value-type="string" calcext:value-type="string">
            <text:p>https://kumparan.com/@kumparanoto/pilih-innova-baru-atau-fortuner-bekas-1rhGTMKVMPL</text:p>
          </table:table-cell>
        </table:table-row>
        <table:table-row table:style-name="ro1">
          <table:table-cell office:value-type="string" calcext:value-type="string">
            <text:p>https://kumparan.com/@kumparanoto/ragam-dan-harga-aksesori-honda-adv150-1rhD6dFtL2s</text:p>
          </table:table-cell>
        </table:table-row>
        <table:table-row table:style-name="ro1">
          <table:table-cell office:value-type="string" calcext:value-type="string">
            <text:p>https://kumparan.com/@kumparanoto/honda-breeze-suv-bertubuh-cr-v-dengan-muka-accord-1rhC5rtPL51</text:p>
          </table:table-cell>
        </table:table-row>
        <table:table-row table:style-name="ro1">
          <table:table-cell office:value-type="string" calcext:value-type="string">
            <text:p>https://kumparan.com/@kumparanoto/kapan-yamaha-xsr155-meluncur-ke-indonesia-1rh5Xzh00nH</text:p>
          </table:table-cell>
        </table:table-row>
        <table:table-row table:style-name="ro1">
          <table:table-cell office:value-type="string" calcext:value-type="string">
            <text:p>https://kumparan.com/@kumparanoto/mitsubishi-triton-spesifikasi-fitur-harga-dan-skema-kredit-1rhA5vZqNS2</text:p>
          </table:table-cell>
        </table:table-row>
        <table:table-row table:style-name="ro1">
          <table:table-cell office:value-type="string" calcext:value-type="string">
            <text:p>https://kumparan.com/@kumparanoto/waspada-3-penyebab-mesin-mobil-ngelitik-1rgsKeVD15W</text:p>
          </table:table-cell>
        </table:table-row>
        <table:table-row table:style-name="ro1">
          <table:table-cell office:value-type="string" calcext:value-type="string">
            <text:p>https://kumparan.com/@kumparanoto/yamaha-xsr155-vs-kawasaki-w175-unggul-mana-1rh5xKrD83i</text:p>
          </table:table-cell>
        </table:table-row>
        <table:table-row table:style-name="ro1">
          <table:table-cell office:value-type="string" calcext:value-type="string">
            <text:p>https://kumparan.com/@kumparanoto/7-motor-beken-di-indonesia-era-80-an-jadi-buruan-kolektor-1rgrJU0zQ2x</text:p>
          </table:table-cell>
        </table:table-row>
        <table:table-row table:style-name="ro1">
          <table:table-cell office:value-type="string" calcext:value-type="string">
            <text:p>https://kumparan.com/@kumparanoto/pilihan-skutik-rp-30-jutaan-jadi-solusi-perluasan-ganjil-genap-1rgaZBDYStc</text:p>
          </table:table-cell>
        </table:table-row>
        <table:table-row table:style-name="ro1">
          <table:table-cell office:value-type="string" calcext:value-type="string">
            <text:p>https://kumparan.com/@kumparanoto/toyota-camry-hybrid-spesifikasi-fitur-harga-dan-skema-kredit-1rghgpuWLtM</text:p>
          </table:table-cell>
        </table:table-row>
        <table:table-row table:style-name="ro1">
          <table:table-cell office:value-type="string" calcext:value-type="string">
            <text:p>https://kumparan.com/@kumparanoto/jelang-akhir-hidup-mitsubishi-outlander-sport-di-indonesia-1rgaOeJB2SL</text:p>
          </table:table-cell>
        </table:table-row>
        <table:table-row table:style-name="ro1">
          <table:table-cell office:value-type="string" calcext:value-type="string">
            <text:p>https://kumparan.com/@kumparanoto/membedah-fitur-yamaha-xsr155-1rgUHudgHZ2</text:p>
          </table:table-cell>
        </table:table-row>
        <table:table-row table:style-name="ro1">
          <table:table-cell office:value-type="string" calcext:value-type="string">
            <text:p>https://kumparan.com/@kumparanoto/mitsubishi-triton-vs-toyota-hilux-unggul-mana-1rgQKUZ5RZc</text:p>
          </table:table-cell>
        </table:table-row>
        <table:table-row table:style-name="ro1">
          <table:table-cell office:value-type="string" calcext:value-type="string">
            <text:p>https://kumparan.com/@kumparanoto/rincian-ongkos-reparasi-helm-1rgQTQ34zd1</text:p>
          </table:table-cell>
        </table:table-row>
        <table:table-row table:style-name="ro1">
          <table:table-cell office:value-type="string" calcext:value-type="string">
            <text:p>https://kumparan.com/@kumparanoto/tips-agar-motor-irit-bensin-1rgNNse0CR0</text:p>
          </table:table-cell>
        </table:table-row>
        <table:table-row table:style-name="ro1">
          <table:table-cell office:value-type="string" calcext:value-type="string">
            <text:p>https://kumparan.com/@kumparanoto/toyota-supra-a90-bisa-pakai-transmisi-bmw-seri-3-1rgM6mWXkfb</text:p>
          </table:table-cell>
        </table:table-row>
        <table:table-row table:style-name="ro1">
          <table:table-cell office:value-type="string" calcext:value-type="string">
            <text:p>https://kumparan.com/@kumparanoto/test-drive-toyota-camry-2-5-hybrid-konsumsi-bbm-tembus-22-1-km-liter-1rgIp4S1q8v</text:p>
          </table:table-cell>
        </table:table-row>
        <table:table-row table:style-name="ro1">
          <table:table-cell office:value-type="string" calcext:value-type="string">
            <text:p>https://kumparan.com/@kumparanoto/jokowi-indonesia-harus-punya-industri-mobil-listrik-sendiri-1rg4yn6ZAVv</text:p>
          </table:table-cell>
        </table:table-row>
        <table:table-row table:style-name="ro1">
          <table:table-cell office:value-type="string" calcext:value-type="string">
            <text:p>https://kumparan.com/@kumparanoto/yamaha-xsr155-resmi-mengaspal-harganya-rp-42-jutaan-1rg2bLoSksa</text:p>
          </table:table-cell>
        </table:table-row>
        <table:table-row table:style-name="ro1">
          <table:table-cell office:value-type="string" calcext:value-type="string">
            <text:p>https://kumparan.com/@kumparanoto/motor-dan-mobil-listrik-bebas-pkb-serta-bbnkb-1rg36NimgNH</text:p>
          </table:table-cell>
        </table:table-row>
        <table:table-row table:style-name="ro1">
          <table:table-cell office:value-type="string" calcext:value-type="string">
            <text:p>https://kumparan.com/@kumparanoto/penjualan-mitsubishi-triton-di-indonesia-terbesar-ketiga-di-dunia-1rg4sRJroKy</text:p>
          </table:table-cell>
        </table:table-row>
        <table:table-row table:style-name="ro1">
          <table:table-cell office:value-type="string" calcext:value-type="string">
            <text:p>https://kumparan.com/@kumparanoto/hasil-tes-tabrak-hyundai-kona-raih-nilai-sempurna-1rg1wl8MtwS</text:p>
          </table:table-cell>
        </table:table-row>
        <table:table-row table:style-name="ro1">
          <table:table-cell office:value-type="string" calcext:value-type="string">
            <text:p>https://kumparan.com/@kumparanoto/foto-pembuktian-triton-si-raja-pikap-4x4-di-medan-off-road-1rg0JO27vUh</text:p>
          </table:table-cell>
        </table:table-row>
        <table:table-row table:style-name="ro1">
          <table:table-cell office:value-type="string" calcext:value-type="string">
            <text:p>https://kumparan.com/@kumparanoto/posisi-merek-nasional-di-dalam-perpres-kendaraan-listrik-1rg0hnhHvrs</text:p>
          </table:table-cell>
        </table:table-row>
        <table:table-row table:style-name="ro1">
          <table:table-cell office:value-type="string" calcext:value-type="string">
            <text:p>https://kumparan.com/@kumparanoto/teknologi-robotik-mengancam-peran-manusia-di-produksi-mobil-1rg0Gq0NpLV</text:p>
          </table:table-cell>
        </table:table-row>
        <table:table-row table:style-name="ro1">
          <table:table-cell office:value-type="string" calcext:value-type="string">
            <text:p>https://kumparan.com/@kumparanoto/almaz-exclusive-7-seater-spesifikasi-fitur-harga-dan-skema-kredit-1rfzioyMMIk</text:p>
          </table:table-cell>
        </table:table-row>
        <table:table-row table:style-name="ro1">
          <table:table-cell office:value-type="string" calcext:value-type="string">
            <text:p>https://kumparan.com/@kumparanoto/catatan-gaikindo-soal-wacana-pemberlakuan-program-b100-1rfwjL5Zmau</text:p>
          </table:table-cell>
        </table:table-row>
        <table:table-row table:style-name="ro1">
          <table:table-cell office:value-type="string" calcext:value-type="string">
            <text:p>https://kumparan.com/@kumparanoto/aura-modif-able-honda-adv150-berkah-buat-modifikator-1rfr1kqbcmn</text:p>
          </table:table-cell>
        </table:table-row>
        <table:table-row table:style-name="ro1">
          <table:table-cell office:value-type="string" calcext:value-type="string">
            <text:p>https://kumparan.com/@kumparanoto/waspada-7-efek-negatif-sembarangan-modifikasi-pelek-mobil-1rfsZPyH04f</text:p>
          </table:table-cell>
        </table:table-row>
        <table:table-row table:style-name="ro1">
          <table:table-cell office:value-type="string" calcext:value-type="string">
            <text:p>https://kumparan.com/@kumparanoto/duo-ducati-diavel-1260-resmi-meluncur-apa-saja-ubahannya-1rfbwxpEymH</text:p>
          </table:table-cell>
        </table:table-row>
        <table:table-row table:style-name="ro1">
          <table:table-cell office:value-type="string" calcext:value-type="string">
            <text:p>https://kumparan.com/@kumparanoto/gurah-mesin-solusi-bikin-performa-motor-seperti-baru-lagi-1rfeSMJLkeo</text:p>
          </table:table-cell>
        </table:table-row>
        <table:table-row table:style-name="ro1">
          <table:table-cell office:value-type="string" calcext:value-type="string">
            <text:p>https://kumparan.com/@kumparanoto/menyambut-lahirnya-kembali-divisi-mobil-cepat-acura-1rfgggZluAe</text:p>
          </table:table-cell>
        </table:table-row>
        <table:table-row table:style-name="ro1">
          <table:table-cell office:value-type="string" calcext:value-type="string">
            <text:p>https://kumparan.com/@kumparanoto/mitsubishi-triton-dan-pajero-sport-bisa-tenggak-b30-hingga-b50-1rfgpHNAgyo</text:p>
          </table:table-cell>
        </table:table-row>
        <table:table-row table:style-name="ro1">
          <table:table-cell office:value-type="string" calcext:value-type="string">
            <text:p>https://kumparan.com/@kumparanoto/perbandingan-harga-brio-rs-ignis-sirion-cross-march-dan-grand-i10-1rfXKKjB8xI</text:p>
          </table:table-cell>
        </table:table-row>
        <table:table-row table:style-name="ro1">
          <table:table-cell office:value-type="string" calcext:value-type="string">
            <text:p>https://kumparan.com/@kumparanoto/soal-tkdn-mobil-listrik-yang-harus-80-persen-1rfiJadYPBf</text:p>
          </table:table-cell>
        </table:table-row>
        <table:table-row table:style-name="ro1">
          <table:table-cell office:value-type="string" calcext:value-type="string">
            <text:p>https://kumparan.com/@kumparanoto/ternyata-memakai-balaclava-bisa-bikin-helm-tak-mudah-bau-apek-1rfah3I6BHf</text:p>
          </table:table-cell>
        </table:table-row>
        <table:table-row table:style-name="ro1">
          <table:table-cell office:value-type="string" calcext:value-type="string">
            <text:p>https://kumparan.com/@kumparanoto/kampanye-recall-toyota-rush-sudah-tangani-24-ribu-unit-1rfWIDHyl6o</text:p>
          </table:table-cell>
        </table:table-row>
        <table:table-row table:style-name="ro1">
          <table:table-cell office:value-type="string" calcext:value-type="string">
            <text:p>https://kumparan.com/@kumparanoto/kebiasaan-yang-bikin-head-unit-mobil-mudah-heng-1rfIWjmMG3t</text:p>
          </table:table-cell>
        </table:table-row>
        <table:table-row table:style-name="ro1">
          <table:table-cell office:value-type="string" calcext:value-type="string">
            <text:p>https://kumparan.com/@kumparanoto/tampilan-baru-honda-cb150r-streetfire-harganya-mulai-rp-27-jutaan-1rfW9iYlTX5</text:p>
          </table:table-cell>
        </table:table-row>
        <table:table-row table:style-name="ro1">
          <table:table-cell office:value-type="string" calcext:value-type="string">
            <text:p>https://kumparan.com/@kumparanoto/beli-yamaha-nmax-bekas-waspada-kerusakan-di-3-komponen-ini-1rfHtxdUwfi</text:p>
          </table:table-cell>
        </table:table-row>
        <table:table-row table:style-name="ro1">
          <table:table-cell office:value-type="string" calcext:value-type="string">
            <text:p>https://kumparan.com/@kumparanoto/jurus-jitu-motoran-di-musim-kemarau-1rfHDEHfR4t</text:p>
          </table:table-cell>
        </table:table-row>
        <table:table-row table:style-name="ro1">
          <table:table-cell office:value-type="string" calcext:value-type="string">
            <text:p>https://kumparan.com/@kumparanoto/modifikasi-pertama-honda-adv150-africa-twin-di-manado-1rfGnlqCQ1q</text:p>
          </table:table-cell>
        </table:table-row>
        <table:table-row table:style-name="ro1">
          <table:table-cell office:value-type="string" calcext:value-type="string">
            <text:p>https://kumparan.com/@kumparanoto/bikin-head-unit-ala-tesla-modalnya-rp-8-5-juta-1rfDrgvFdfL</text:p>
          </table:table-cell>
        </table:table-row>
        <table:table-row table:style-name="ro1">
          <table:table-cell office:value-type="string" calcext:value-type="string">
            <text:p>https://kumparan.com/@kumparanoto/bolehkah-mencampur-bahan-bakar-dengan-oktan-yang-berbeda-1rfBbuGX9KR</text:p>
          </table:table-cell>
        </table:table-row>
        <table:table-row table:style-name="ro1">
          <table:table-cell office:value-type="string" calcext:value-type="string">
            <text:p>https://kumparan.com/@kumparanoto/produksi-toyota-innova-hybrid-belum-tentu-di-indonesia-1rfGVC4uqoN</text:p>
          </table:table-cell>
        </table:table-row>
        <table:table-row table:style-name="ro1">
          <table:table-cell office:value-type="string" calcext:value-type="string">
            <text:p>https://kumparan.com/@kumparanoto/hapus-varian-diesel-toyota-siapkan-innova-hybrid-1rfAudWyqii</text:p>
          </table:table-cell>
        </table:table-row>
        <table:table-row table:style-name="ro1">
          <table:table-cell office:value-type="string" calcext:value-type="string">
            <text:p>https://kumparan.com/@kumparanoto/mini-e-sudah-dipesan-45-ribu-unit-1rf7fpRFjY5</text:p>
          </table:table-cell>
        </table:table-row>
        <table:table-row table:style-name="ro1">
          <table:table-cell office:value-type="string" calcext:value-type="string">
            <text:p>https://kumparan.com/@kumparanoto/perluasan-wilayah-ganjil-genap-jadi-berkah-produsen-motor-1rfAQKOiRgC</text:p>
          </table:table-cell>
        </table:table-row>
        <table:table-row table:style-name="ro1">
          <table:table-cell office:value-type="string" calcext:value-type="string">
            <text:p>https://kumparan.com/@kumparanoto/bolehkan-kendaraan-dengan-pelat-putih-berkeliaran-di-jalan-raya-1replNa7ODa</text:p>
          </table:table-cell>
        </table:table-row>
        <table:table-row table:style-name="ro1">
          <table:table-cell office:value-type="string" calcext:value-type="string">
            <text:p>https://kumparan.com/@kumparanoto/cek-komponen-ini-bila-ac-mobil-kurang-dingin-1rem5nc0p0C</text:p>
          </table:table-cell>
        </table:table-row>
        <table:table-row table:style-name="ro1">
          <table:table-cell office:value-type="string" calcext:value-type="string">
            <text:p>https://kumparan.com/@kumparanoto/deretan-mobil-kembar-di-indonesia-ada-yang-sudah-disuntik-mati-1reuDewQMZR</text:p>
          </table:table-cell>
        </table:table-row>
        <table:table-row table:style-name="ro1">
          <table:table-cell office:value-type="string" calcext:value-type="string">
            <text:p>https://kumparan.com/@kumparanoto/inspirasi-modifikasi-yamaha-scorpio-jadi-tracker-gambot-1rf6JJb8Tfj</text:p>
          </table:table-cell>
        </table:table-row>
        <table:table-row table:style-name="ro1">
          <table:table-cell office:value-type="string" calcext:value-type="string">
            <text:p>https://kumparan.com/@kumparanoto/memahami-istilah-biodiesel-b20-dan-b50-1reu2I75YgY</text:p>
          </table:table-cell>
        </table:table-row>
        <table:table-row table:style-name="ro1">
          <table:table-cell office:value-type="string" calcext:value-type="string">
            <text:p>https://kumparan.com/@kumparanoto/menghitung-biaya-servis-kawasaki-ninja-250-fi-2019-1resetfou90</text:p>
          </table:table-cell>
        </table:table-row>
        <table:table-row table:style-name="ro1">
          <table:table-cell office:value-type="string" calcext:value-type="string">
            <text:p>https://kumparan.com/@kumparanoto/perlukah-banting-jok-usai-isi-bensin-1reoE2IfqaJ</text:p>
          </table:table-cell>
        </table:table-row>
        <table:table-row table:style-name="ro1">
          <table:table-cell office:value-type="string" calcext:value-type="string">
            <text:p>https://kumparan.com/@kumparanoto/efek-samping-modifikasi-roller-cvt-motor-matik-1rejdqB28m3</text:p>
          </table:table-cell>
        </table:table-row>
        <table:table-row table:style-name="ro1">
          <table:table-cell office:value-type="string" calcext:value-type="string">
            <text:p>https://kumparan.com/@kumparanoto/sulap-tampang-nmax-serupa-xmax-dengan-modal-rp-2-juta-1rejn64m534</text:p>
          </table:table-cell>
        </table:table-row>
        <table:table-row table:style-name="ro1">
          <table:table-cell office:value-type="string" calcext:value-type="string">
            <text:p>https://kumparan.com/@kumparanoto/suzuki-indonesia-belum-berniat-segarkan-wagon-r-1reinSNAf5d</text:p>
          </table:table-cell>
        </table:table-row>
        <table:table-row table:style-name="ro1">
          <table:table-cell office:value-type="string" calcext:value-type="string">
            <text:p>https://kumparan.com/@kumparanoto/trik-curang-pedagang-motor-bekas-1reSrlSLsag</text:p>
          </table:table-cell>
        </table:table-row>
        <table:table-row table:style-name="ro1">
          <table:table-cell office:value-type="string" calcext:value-type="string">
            <text:p>https://kumparan.com/@kumparanoto/honda-recall-7-330-unit-mobilnya-di-indonesia-1reVR6wjGhn</text:p>
          </table:table-cell>
        </table:table-row>
        <table:table-row table:style-name="ro1">
          <table:table-cell office:value-type="string" calcext:value-type="string">
            <text:p>https://kumparan.com/@kumparanoto/perluasan-wilayah-ganjil-genap-katrol-penjualan-mobil-baru-1reSeVkjZYS</text:p>
          </table:table-cell>
        </table:table-row>
        <table:table-row table:style-name="ro1">
          <table:table-cell office:value-type="string" calcext:value-type="string">
            <text:p>https://kumparan.com/@kumparanoto/vw-tiguan-allspace-spesifikasi-fitur-harga-dan-skema-kredit-1reSkI9fW8s</text:p>
          </table:table-cell>
        </table:table-row>
        <table:table-row table:style-name="ro1">
          <table:table-cell office:value-type="string" calcext:value-type="string">
            <text:p>https://kumparan.com/@kumparanoto/festival-akbar-avanza-veloz-sebangsa-sukses-meriahkan-kota-medan-1reQLi4UrPL</text:p>
          </table:table-cell>
        </table:table-row>
        <table:table-row table:style-name="ro1">
          <table:table-cell office:value-type="string" calcext:value-type="string">
            <text:p>https://kumparan.com/@kumparanoto/test-ride-honda-cmx-500-rebel-moge-ramah-kantong-untuk-harian-1reSDcW0nmL</text:p>
          </table:table-cell>
        </table:table-row>
        <table:table-row table:style-name="ro1">
          <table:table-cell office:value-type="string" calcext:value-type="string">
            <text:p>https://kumparan.com/@kumparanoto/4-hal-yang-perlu-kamu-tahu-soal-uji-coba-perluasan-ganjil-genap-1rePHzZbtpn</text:p>
          </table:table-cell>
        </table:table-row>
        <table:table-row table:style-name="ro1">
          <table:table-cell office:value-type="string" calcext:value-type="string">
            <text:p>https://kumparan.com/@kumparanoto/intip-spesifikasi-motor-ducati-dovizioso-yang-berhasil-asapi-marquez-1reKGzvbiPx</text:p>
          </table:table-cell>
        </table:table-row>
        <table:table-row table:style-name="ro1">
          <table:table-cell office:value-type="string" calcext:value-type="string">
            <text:p>https://kumparan.com/@kumparanoto/mengapa-rantai-motor-tak-boleh-terlalu-kendur-atau-kencang-1reMILkGukg</text:p>
          </table:table-cell>
        </table:table-row>
        <table:table-row table:style-name="ro1">
          <table:table-cell office:value-type="string" calcext:value-type="string">
            <text:p>https://kumparan.com/@kumparanoto/usung-teknologi-balap-apa-istimewanya-new-ninja-zx-10r-terbaru-1reM4mvSWP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8:11:25.270893655</meta:creation-date>
    <dc:date>2019-11-04T08:12:23.010382190</dc:date>
    <meta:editing-duration>PT17S</meta:editing-duration>
    <meta:editing-cycles>1</meta:editing-cycles>
    <meta:document-statistic meta:table-count="1" meta:cell-count="121" meta:object-count="0"/>
    <meta:generator>LibreOffice/6.0.7.3$Linux_X86_64 LibreOffice_project/00m0$Build-3</meta:generator>
  </office:meta>
</office:document-meta>
</file>